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 style:master-page-name="">
      <style:table-properties style:width="17cm" style:page-number="auto" table:align="margins" style:shadow="none" style:may-break-between-rows="true" table:border-model="collapsing"/>
    </style:style>
    <style:style style:name="Tableau1.A" style:family="table-column">
      <style:table-column-properties style:column-width="2.501cm" style:rel-column-width="1418*"/>
    </style:style>
    <style:style style:name="Tableau1.B" style:family="table-column">
      <style:table-column-properties style:column-width="14.499cm" style:rel-column-width="8220*"/>
    </style:style>
    <style:style style:name="Tableau1.1" style:family="table-row">
      <style:table-row-properties style:min-row-height="1.011cm"/>
    </style:style>
    <style:style style:name="Tableau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au1.2" style:family="table-row">
      <style:table-row-properties style:min-row-height="2.886cm"/>
    </style:style>
    <style:style style:name="Tableau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3" style:family="table-row">
      <style:table-row-properties style:min-row-height="2.214cm"/>
    </style:style>
    <style:style style:name="Tableau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au1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4" style:family="table-row">
      <style:table-row-properties style:min-row-height="2.092cm" fo:keep-together="auto"/>
    </style:style>
    <style:style style:name="Tableau1.B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au1.5" style:family="table-row">
      <style:table-row-properties style:min-row-height="2.309cm"/>
    </style:style>
    <style:style style:name="Tableau1.A5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au1.B5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2">
      <style:text-properties officeooo:rsid="001cbb67" officeooo:paragraph-rsid="001cbb67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20pt" fo:font-style="normal" fo:text-shadow="none" style:text-underline-style="none" fo:font-weight="bold" officeooo:rsid="00207d21" officeooo:paragraph-rsid="00207d21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8pt" fo:font-style="normal" fo:text-shadow="none" style:text-underline-style="none" fo:font-weight="bold" officeooo:rsid="001cbb67" officeooo:paragraph-rsid="001cbb67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d74d4" officeooo:paragraph-rsid="001d74d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823b" officeooo:paragraph-rsid="001f8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2358f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207d21"/>
    </style:style>
    <style:style style:name="T1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f82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07d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1de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35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officeooo:rsid="002358f7"/>
    </style:style>
    <style:style style:name="T7" style:family="text">
      <style:text-properties fo:font-weight="normal" officeooo:rsid="002358f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Compte rendu de réunion</text:h>
      <table:table table:name="Tableau1" table:style-name="Tableau1" table:template-name="Zone bleue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3">Date</text:p>
          </table:table-cell>
          <table:table-cell table:style-name="Tableau1.A1" office:value-type="string">
            <text:p text:style-name="P2">Points discutés </text:p>
          </table:table-cell>
        </table:table-row>
        <table:table-row table:style-name="Tableau1.2">
          <table:table-cell table:style-name="Tableau1.A2" office:value-type="string">
            <text:p text:style-name="P4"/>
            <text:p text:style-name="P4">17/11/2021</text:p>
          </table:table-cell>
          <table:table-cell table:style-name="Tableau1.B2" office:value-type="string">
            <text:p text:style-name="P5"/>
            <text:p text:style-name="P8"><text:span text:style-name="T2">- </text:span><text:span text:style-name="T3">Présentation de la charte de projet <text:s/>et discussion avec l</text:span><text:span text:style-name="T2">e prof qui représente le </text:span><text:span text:style-name="T3">P</text:span><text:span text:style-name="T2">roduct </text:span><text:span text:style-name="T3">O</text:span><text:span text:style-name="T2">wner </text:span><text:span text:style-name="T3">afin de préciser les objectifs du projet</text:span></text:p>
            <text:p text:style-name="P8"><text:span text:style-name="T3">-</text:span><text:span text:style-name="T4">Présentation des outils de développement choisi.</text:span></text:p>
          </table:table-cell>
        </table:table-row>
        <table:table-row table:style-name="Tableau1.3">
          <table:table-cell table:style-name="Tableau1.A3" office:value-type="string">
            <text:p text:style-name="P4"/>
            <text:p text:style-name="P4">24/11/2021</text:p>
          </table:table-cell>
          <table:table-cell table:style-name="Tableau1.B3" office:value-type="string">
            <text:p text:style-name="P7"><text:span text:style-name="T1">- </text:span><text:span text:style-name="T4">Présentation et <text:s/>du backlog et des déférentes sprints, ainsi que la maquette qui modélise les déférentes pages de notre application.</text:span></text:p>
          </table:table-cell>
        </table:table-row>
        <table:table-row table:style-name="Tableau1.4">
          <table:table-cell table:style-name="Tableau1.A2" office:value-type="string">
            <text:p text:style-name="P4"/>
            <text:p text:style-name="P4">01/12/2021</text:p>
          </table:table-cell>
          <table:table-cell table:style-name="Tableau1.B4" office:value-type="string">
            <text:p text:style-name="P7"><text:span text:style-name="T1">- </text:span><text:span text:style-name="T4">Discussion à propos des corrections </text:span><text:span text:style-name="T5">qu’on a fait aux</text:span><text:span text:style-name="T4"> différentes documents (charte de projet, backlog, sprints et Trello)</text:span></text:p>
            <text:p text:style-name="P7"><text:span text:style-name="T4">- </text:span><text:span text:style-name="T5">Présentation de l’état d’avancement du le projet et discussion à propos du schéma de base de donnée.</text:span></text:p>
            <text:p text:style-name="P7"><text:span text:style-name="T5"/></text:p>
          </table:table-cell>
        </table:table-row>
        <table:table-row table:style-name="Tableau1.5">
          <table:table-cell table:style-name="Tableau1.A5" office:value-type="string">
            <text:p text:style-name="P4"/>
            <text:p text:style-name="P4">08/12/2021</text:p>
          </table:table-cell>
          <table:table-cell table:style-name="Tableau1.B5" office:value-type="string">
            <text:p text:style-name="P6"><text:span text:style-name="T7">- Présentation de l’état d’avancement du projet.</text:span></text:p>
            <text:p text:style-name="P6"><text:span text:style-name="T7">- Démonstration des fonctionnalité de l’application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fr" number:country="FR">
      <number:number number:min-integer-digits="1"/>
    </number:number-style>
    <number:text-style style:name="N20100" number:language="fr" number:country="FR">
      <number:text-content/>
    </number:text-style>
    <style:style style:name="Zone_20_bleue.1" style:display-name="Zone bleue.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Zone_20_bleue.2" style:display-name="Zone bleue.2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Zone_20_bleue.3" style:display-name="Zone bleue.3" style:family="table-cell" style:data-style-name="N2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4" style:display-name="Zone bleue.4" style:family="table-cell" style:data-style-name="N2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5" style:display-name="Zone bleue.5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6" style:display-name="Zone bleue.6" style:family="table-cell" style:data-style-name="N2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7" style:display-name="Zone bleue.7" style:family="table-cell" style:data-style-name="N2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8" style:display-name="Zone bleue.8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9" style:display-name="Zone bleue.9" style:family="table-cell" style:data-style-name="N2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10" style:display-name="Zone bleue.10" style:family="table-cell" style:data-style-name="N2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Zone_20_bleue.11" style:display-name="Zone bleue.11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Zone_20_bleue.12" style:display-name="Zone bleue.12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Zone_20_bleue.13" style:display-name="Zone bleue.13" style:family="table-cell" style:data-style-name="N2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Zone_20_bleue.14" style:display-name="Zone bleue.14" style:family="table-cell" style:data-style-name="N2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Zone_20_bleue.15" style:display-name="Zone bleue.15" style:family="table-cell" style:data-style-name="N2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Zone_20_bleue.16" style:display-name="Zone bleue.16" style:family="table-cell" style:data-style-name="N2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Zone_20_bleue.1"/>
      <table:last-row table:style-name="Zone_20_bleue.2"/>
      <table:first-column table:style-name="Zone_20_bleue.3"/>
      <table:last-column table:style-name="Zone_20_bleue.4"/>
      <table:body table:style-name="Zone_20_bleue.9"/>
      <table:even-rows table:style-name="Zone_20_bleue.5"/>
      <table:odd-rows table:style-name="Zone_20_bleue.6"/>
      <table:even-columns table:style-name="Zone_20_bleue.7"/>
      <table:odd-columns table:style-name="Zone_20_bleue.8"/>
      <table:background table:style-name="Zone_20_bleue.10"/>
      <loext:first-row-even-column table:style-name="Zone_20_bleue.15"/>
      <loext:last-row-even-column table:style-name="Zone_20_bleue.16"/>
      <loext:first-row-end-column table:style-name="Zone_20_bleue.12"/>
      <loext:first-row-start-column table:style-name="Zone_20_bleue.11"/>
      <loext:last-row-end-column table:style-name="Zone_20_bleue.14"/>
      <loext:last-row-start-column table:style-name="Zone_20_ble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4T17:02:33.849374951</meta:creation-date>
    <dc:date>2021-12-14T18:03:14.276831591</dc:date>
    <meta:editing-duration>PT29M19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14" meta:word-count="112" meta:character-count="729" meta:non-whitespace-character-count="628"/>
  </office:meta>
</office:document-meta>
</file>